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„O koťátku, které zapomnělo mňoukat“ </text:span></text:p>
      <text:p text:style-name="P1"><text:s/></text:p>
      <text:p text:style-name="P1"><text:span text:style-name="T3">Vypravěč: </text:span>Bylo jednou jedno koťátko. Jednou se mu stalo, že najednou zapomnělo mluvit kočičí řečí. Když dostalo hlad a chtělo si říci hospodyni o misku mlíčka, nevědělo jak. <text:s/></text:p>
      <text:p text:style-name="P1"/>
      <text:p text:style-name="P1"><text:span text:style-name="T3">Koťátko: </text:span>Jak se říká, propáníčka, že bych rádo misku mlíčka? </text:p>
      <text:p text:style-name="P1"/>
      <text:p text:style-name="P1"><text:span text:style-name="T3">Vypravěč: </text:span>Hladové koťátko chodilo s pláčem po dvoře, až potkalo koníky. <text:s/></text:p>
      <text:p text:style-name="P1"/>
      <text:p text:style-name="P1"><text:span text:style-name="T3">Kůň: </text:span>Proč pláčeš, koťátko? Rozvesel se drobátko! Řekl koťátku koník. <text:s text:c="4"/></text:p>
      <text:p text:style-name="P1"><text:s/></text:p>
      <text:p text:style-name="P1"><text:span text:style-name="T3">Koťátko: </text:span>Jak nemám plakat? V bříšku mi kručí hlady, ale zapomnělo jsem, jak to mám říci hospodyni. Jak se říká propáníčka, že bych rádo misku mlíčka? <text:s/></text:p>
      <text:p text:style-name="P1"/>
      <text:p text:style-name="P1"><text:span text:style-name="T3">Kůň: </text:span>Snadná pomoc! Když máš hlad, stačí přece zavolat: <text:s/><text:span text:style-name="T2">íhaha, íhaha, íhaha</text:span>. </text:p>
      <text:p text:style-name="P1"/>
      <text:p text:style-name="P1"><text:span text:style-name="T3">Koťátko: </text:span>Ale kdepak - nestačí - kotě má řeč jinačí! Marný pláč a marné rady, budu muset umřít hlady. </text:p>
      <text:p text:style-name="P1"/>
      <text:p text:style-name="P1"><text:span text:style-name="T3">Vypravěč: </text:span>Hladové koťátko chodilo s pláčem po dvoře, až potkalo kravičku. </text:p>
      <text:p text:style-name="P1"/>
      <text:p text:style-name="P1"><text:span text:style-name="T3">Kráva: </text:span>Proč pláčeš, koťátko? Rozvesel se drobátko! Řekla kravička. <text:s/></text:p>
      <text:p text:style-name="P1"><text:span text:style-name="T3"/></text:p>
      <text:p text:style-name="P1"><text:span text:style-name="T3">Koťátko: </text:span>Jak nemám plakat? V bříšku mi kručí hlady, ale zapomnělo jsem, jak to mám říci hospodyni. Jak se říká propáníčka, že bych rádo misku mlíčka? <text:s/></text:p>
      <text:p text:style-name="P1"/>
      <text:p text:style-name="P1"><text:span text:style-name="T3">Kráva: </text:span>Snadná pomoc! Když máš hlad, stačí přece zavolat: <text:span text:style-name="T2"><text:s/>bú, bú, bú</text:span>. </text:p>
      <text:p text:style-name="P1"/>
      <text:p text:style-name="P1"><text:span text:style-name="T3">Koťátko: </text:span>Ale kdepak, nestačí – kotě má řeč jinačí! Marný pláč a marné rady, budu muset umřít hlady. </text:p>
      <text:p text:style-name="P1"/>
      <text:p text:style-name="P1"><text:span text:style-name="T3">Vypravěč: </text:span>Hladové koťátko chodilo dál s pláčem po dvoře, až potkalo kozlíky. </text:p>
      <text:p text:style-name="P1"/>
      <text:p text:style-name="P1"><text:span text:style-name="T3">Kozel: </text:span>Pročpak pláčeš, koťátko? Rozvesel se drobátko! Řekl kozlík. <text:s text:c="7"/></text:p>
      <text:p text:style-name="P1"/>
      <text:p text:style-name="P1"><text:span text:style-name="T3">Koťátko: </text:span>Jak nemám plakat? V bříšku mi kručí hlady, ale zapomnělo jsem, jak to mám říci hospodyni. Jak se říká propáníčka, že bych rádo misku mlíčka? </text:p>
      <text:p text:style-name="P1"/>
      <text:p text:style-name="P1"><text:span text:style-name="T3">Kozel: </text:span>Snadná pomoc! Když máš hlad, stačí přece zavolat: <text:s/><text:span text:style-name="T2">mééé, mééé, méé</text:span>. </text:p>
      <text:p text:style-name="P1"/>
      <text:p text:style-name="P1"><text:span text:style-name="T3">Koťátko: </text:span>Ale kdepak, nestačí – kotě má řeč jinačí! Marný pláč a marné rady, budu muset umřít hlady. </text:p>
      <text:p text:style-name="P4"/>
      <text:p text:style-name="P4"><text:span text:style-name="T3">Vypravěč:</text:span> Hladové koťátko znovu chodilo s pláčem po dvoře, až potkalo ovečky. </text:p>
      <text:p text:style-name="P3"/>
      <text:p text:style-name="P1"><text:span text:style-name="T3">Ovce:</text:span> Proč pláčeš, koťátko? Rozvesel se drobátko! Řekla ovečka. <text:s text:c="5"/></text:p>
      <text:p text:style-name="P1"/>
      <text:p text:style-name="P1"><text:span text:style-name="T3">Koťátko: </text:span>Jak nemám plakat? V bříšku mi kručí hlady, ale zapomnělo jsem, jak to mám říci hospodyni. Jak se říká propáníčka, že bych rádo misku mlíčka? </text:p>
      <text:p text:style-name="P1"><text:soft-page-break/></text:p>
      <text:p text:style-name="P1"><text:span text:style-name="T3">Ovce: </text:span>Snadná pomoc! Když máš hlad, stačí přece zavolat: <text:s/><text:span text:style-name="T2">bééé, bééé, bééé</text:span>. </text:p>
      <text:p text:style-name="P1"/>
      <text:p text:style-name="P1"><text:span text:style-name="T3">Koťátko: </text:span>Ale kdepak, nestačí – kotě má řeč jinačí! Marný pláč a marné rady, budu muset umřít hlady. </text:p>
      <text:p text:style-name="P1"/>
      <text:p text:style-name="P1"><text:span text:style-name="T3">Vypravěč: </text:span>A hladové koťátko chodilo dál s pláčem po dvoře, až potkalo kuřátka. </text:p>
      <text:p text:style-name="P1"/>
      <text:p text:style-name="P1"><text:span text:style-name="T3">Kuře:</text:span> Proč pláčeš, koťátko? Rozvesel se drobátko! Řeklo kuře. <text:s text:c="8"/></text:p>
      <text:p text:style-name="P1"/>
      <text:p text:style-name="P1"><text:span text:style-name="T3">Koťátko: </text:span>Jak nemám plakat? V bříšku mi kručí hlady, ale zapomnělo jsem, jak to mám říci hospodyni. Jak se říká propáníčka, že bych rádo misku mlíčka? </text:p>
      <text:p text:style-name="P1"/>
      <text:p text:style-name="P1"><text:span text:style-name="T3">Kuře: </text:span>Snadná pomoc! Když máš hlad, stačí přece zavolat: <text:s/><text:span text:style-name="T2">pííí, pííí, pííí</text:span>. </text:p>
      <text:p text:style-name="P1"/>
      <text:p text:style-name="P1"><text:span text:style-name="T3">Koťátko: </text:span>Ale kdepak, nestačí – kotě má řeč jinačí! Marný pláč a marné rady, budu muset umřít hlady. </text:p>
      <text:p text:style-name="P1"/>
      <text:p text:style-name="P1"><text:span text:style-name="T3">Vypravěč: </text:span>Hladové koťátko chodilo znovu s pláčem po dvoře, až potkalo kohoutky. </text:p>
      <text:p text:style-name="P1"/>
      <text:p text:style-name="P1"><text:span text:style-name="T3">Kohout:</text:span> Proč pláčeš, koťátko? Rozvesel se drobátko! Řekl <text:s/>kohout. <text:s text:c="6"/></text:p>
      <text:p text:style-name="P1"/>
      <text:p text:style-name="P1"><text:span text:style-name="T3">Koťátko: </text:span>Jak nemám plakat? V bříšku mi kručí hlady, ale zapomnělo jsem, jak to mám říci hospodyni. Jak se říká propáníčka, že bych rádo misku mlíčka? </text:p>
      <text:p text:style-name="P1"/>
      <text:p text:style-name="P1"><text:span text:style-name="T3">Kohout: </text:span>Snadná pomoc! Když máš hlad, stačí přece zavolat: <text:s/><text:span text:style-name="T2">kykyryký, kykyryký, kykyryký</text:span>. </text:p>
      <text:p text:style-name="P1"/>
      <text:p text:style-name="P1"><text:span text:style-name="T3">Koťátko: </text:span>Ale kdepak, nestačí – kotě má řeč jinačí! Marný pláč a marné rady, budu muset umřít hlady. </text:p>
      <text:p text:style-name="P1"/>
      <text:p text:style-name="P1"><text:span text:style-name="T3">Vypravěč: </text:span>Hladové koťátko chodilo s pláčem po dvoře, až potkalo prasátka. </text:p>
      <text:p text:style-name="P1"/>
      <text:p text:style-name="P1"><text:span text:style-name="T3">Prase: </text:span>Proč pláčeš, koťátko? Rozvesel se drobátko! Řeklo prasátko. <text:s text:c="2"/></text:p>
      <text:p text:style-name="P1"/>
      <text:p text:style-name="P1"><text:span text:style-name="T3">Koťátko: </text:span>Jak nemám plakat? V bříšku mi kručí hlady, ale zapomnělo jsem, jak to mám říci hospodyni. Jak se říká propáníčka, že bych rádo misku mlíčka? </text:p>
      <text:p text:style-name="P1"/>
      <text:p text:style-name="P1"><text:span text:style-name="T3">Prase: </text:span>Snadná pomoc! Když máš hlad, stačí přece zavolat: <text:s/><text:span text:style-name="T2">chro, chro, chro</text:span>. <text:s text:c="2"/></text:p>
      <text:p text:style-name="P1"><text:s/></text:p>
      <text:p text:style-name="P1"><text:span text:style-name="T3">Koťátko: </text:span>Ale kdepak, nestačí – kotě má řeč jinačí! Marný pláč a marné rady, budu muset umřít hlady. </text:p>
      <text:p text:style-name="P1"/>
      <text:p text:style-name="P1"><text:span text:style-name="T3">Vypravěč: </text:span>Hladové koťátko chodilo dál s pláčem po dvoře, až potkalo kocoura. </text:p>
      <text:p text:style-name="P3"/>
      <text:p text:style-name="P1"><text:span text:style-name="T3">Kocour:</text:span> Proč pláčeš, koťátko? Rozvesel se drobátko! Řekl kocour. <text:s text:c="6"/></text:p>
      <text:p text:style-name="P1"/>
      <text:p text:style-name="P1"><text:span text:style-name="T3">Koťátko: </text:span>Jak nemám plakat? V bříšku mi kručí hlady, ale zapomnělo jsem, jak to mám říci hospodyni. Jak se říká propáníčka, že bych rádo misku mlíčka? </text:p>
      <text:p text:style-name="P1"/>
      <text:p text:style-name="P1"><text:soft-page-break/><text:span text:style-name="T3">Kocour: </text:span>Snadná pomoc! Když máš hlad, stačí přece zavolat: <text:s/><text:span text:style-name="T2">mňaúúúúúúúú</text:span>. </text:p>
      <text:p text:style-name="P1"/>
      <text:p text:style-name="P1"><text:span text:style-name="T3">Koťátko: </text:span>To je ono, hurá, sláva, takhle mluví koťátka! Radostně zajásalo kotě. </text:p>
      <text:p text:style-name="P1"/>
      <text:p text:style-name="P1"><text:span text:style-name="T3">Vypravěč: </text:span>A to kotě dírou v plotě utíkalo do kuchyně, přiběhlo k hospodyni a zamňoukalo. <text:s text:c="2"/></text:p>
      <text:p text:style-name="P1">Mňau, mňau, mňau!<text:tab/>Sotva to hospodyně uslyšela, dala hned koťátku plnou misku mlíčka. Koťátko ji vypilo, stulilo se do klubíčka a už chrupá - dobrou noc!!! <text:s text:c="4"/></text:p>
      <text:p text:style-name="P1"/>
      <text:p text:style-name="P2">A zazvonil zvonec a pohádky je konec!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3-24T15:15:15.46</meta:creation-date>
    <meta:document-statistic meta:table-count="0" meta:image-count="0" meta:object-count="0" meta:page-count="3" meta:paragraph-count="49" meta:word-count="700" meta:character-count="4337"/>
    <dc:date>2020-03-24T15:31:41.27</dc:date>
    <dc:creator>Denisa Štenglová</dc:creator>
    <meta:editing-duration>PT1M14S</meta:editing-duration>
    <meta:editing-cycles>1</meta:editing-cycles>
    <meta:generator>OpenOffice/4.1.5$Win32 OpenOffice.org_project/415m1$Build-9789</meta:generator>
  </office:meta>
</office:document-meta>
</file>